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3 :</text:p>
      <text:p text:style-name="P1">Qualité d'une spécification et Validité d'une implantation</text:p>
      <text:p text:style-name="Standard"/>
      <text:p text:style-name="Standard"/>
      <text:p text:style-name="Standard">SPEC ENS0 :</text:p>
      <text:p text:style-name="Standard">(e0)i(i(e,x),y)=i(i(e,y),x)</text:p>
      <text:p text:style-name="Standard">(e1) x appartient a l'ensemble vide = faux</text:p>
      <text:p text:style-name="Standard">(e2)x appartient à i(e,y) = (x==y) || (x appartient à e)</text:p>
      <text:p text:style-name="Standard">(e3)vide(ø)=vrai</text:p>
      <text:p text:style-name="Standard">(e4)vide(i(e,x))=faux</text:p>
      <text:p text:style-name="Standard">(e5)card(ø)= 0</text:p>
      <text:p text:style-name="Standard">(e6)card(i(e,x))=1+card(e)</text:p>
      <text:p text:style-name="Standard">(e7)s(i(e,x),y) = si x==y alors e sinon i(s(e,y),x) fsi.</text:p>
      <text:p text:style-name="Standard">(e8)m(i(e,x))= <text:span text:style-name="T1">si</text:span> v(e) alors x</text:p>
      <text:p text:style-name="Standard"><text:tab/><text:tab/><text:span text:style-name="T1">sinon si</text:span> m(e) &gt; x alors x</text:p>
      <text:p text:style-name="Standard"><text:tab/><text:tab/><text:span text:style-name="T1">sinon</text:span> m(e) fsi fsi</text:p>
      <text:p text:style-name="Standard"/>
      <text:p text:style-name="P3">I)Propriétés déductives /Théorème</text:p>
      <text:p text:style-name="P2"/>
      <text:p text:style-name="P2">Dans la spécification ENS0 qui contient BOOL et NAT, démontrons quelques théorèmes déductifs :</text:p>
      <text:p text:style-name="P2">(t1) cardinal : |i(i(ø,2)1)|=2</text:p>
      <text:p text:style-name="P2">preuve :</text:p>
      <text:p text:style-name="P2">(e6) : 1 + card(i(ø,2)) -(e6)-&gt; 1+1 + card(ø) -(e5)-&gt; 1 + 1 +0 = 2</text:p>
      <text:p text:style-name="P2">donc t1 est un théorème</text:p>
      <text:p text:style-name="P2"/>
      <text:p text:style-name="P2">(t2) card(i(i(e,x),y)) = card(e) + 2</text:p>
      <text:p text:style-name="P2">(t3)m(i,i(ø,1),2)=1</text:p>
      <text:p text:style-name="P2"/>
      <text:p text:style-name="P2">preuve t3 :</text:p>
      <text:p text:style-name="P2"><text:s/>Appliquer deux fois e8</text:p>
      <text:p text:style-name="P2"/>
      <text:p text:style-name="P2">Les termes se confondent grâce aux théorèmes déductifs : ex ø et s(i(ø,x),x) sont les même ensembles.</text:p>
      <text:p text:style-name="P2"/>
      <text:p text:style-name="P2">Les théorèmes inductifs sont prouvées en raisonnant par récurrence sur la longueur k des formes canoniques(=terme avec les générateurs de base)</text:p>
      <text:p text:style-name="P2">ex : i(i(i(.....(i(ø,x1),....,x).</text:p>
      <text:p text:style-name="P2"/>
      <text:p text:style-name="P2">(t4) card(s(e,x) = si x appartient à e alors card(e) -1 sinon card(e)</text:p>
      <text:p text:style-name="P2">soit e = i(i(i(i....(i(ø,n1),....,nk)</text:p>
      <text:p text:style-name="P2">preuve du cas x appartient à e :</text:p>
      <text:p text:style-name="P2">cas simple : k=1, card(i(ø,n1),x) = card(i(ø,n1) -1</text:p>
      <text:p text:style-name="P2">d'après (e2) x appartient i(ø,n1)=x==n1 ou x appartient à ø = x==n1</text:p>
      <text:p text:style-name="P2">d'après (e1) x appartient ø = faux</text:p>
      <text:p text:style-name="P2"/>
      <text:p text:style-name="P2">reprenons le terme s(i(ø,n1),x) = ø</text:p>
      <text:p text:style-name="P2">d'après e7 et comme x==n1</text:p>
      <text:p text:style-name="P2">prenons le terme et nous en déduisons que </text:p>
      <text:p text:style-name="P2">card(s(i(ø,n1),x) = card(ø) = 0</text:p>
      <text:p text:style-name="P2"><text:soft-page-break/>prenons la partie droite du théorème card(i(ø,n1)) =(e6)=card(ø) + 1 = 1 vrai car 0 = 1 – 1 dans les entiers.</text:p>
      <text:p text:style-name="P2"/>
      <text:p text:style-name="P2">b)Cas général k&gt;1</text:p>
      <text:p text:style-name="P2">l'hypothèse de récurrence est que le théorème est vrai pour toute forme canonique de longueur k-1 il faut montrer qu'il est encore vérifié pour e=i(i(i...(i(ø,n1)....nk)</text:p>
      <text:p text:style-name="P2">on pose e'=i(...(i(ø,n1),...,nk-1)</text:p>
      <text:p text:style-name="P2">s(e,x) =(e7) = si nk==x alors e sinon i(s(e',x),nk) fsi</text:p>
      <text:p text:style-name="P2">je dois donc considérer 2 cas</text:p>
      <text:p text:style-name="P2">1)x==nk=vrai</text:p>
      <text:p text:style-name="P2">2)x==nk=faux</text:p>
      <text:p text:style-name="P2">cas 1 : x==nk=vrai</text:p>
      <text:p text:style-name="P2">dans ce cas s(e,x)=e'</text:p>
      <text:p text:style-name="P2">et donc card(s(e,x))=card(e') et d'après (e6) card(i(e',x)) = card(e') + 1</text:p>
      <text:p text:style-name="P2"/>
      <text:p text:style-name="P2">cas 2 : x==nk=faux</text:p>
      <text:p text:style-name="P2">dans ce cas s(e,x)=i(s(e',x),nk)</text:p>
      <text:p text:style-name="P2">d'après (e6) card(s(e,x))=card(i,s(e',x),nk))=(e6)=s(e',x)+1</text:p>
      <text:p text:style-name="P2">Comme x appartient e',j'applique l'hypothèse de récurrence.</text:p>
      <text:p text:style-name="P2"/>
      <text:p text:style-name="P3">III)Propriétés d'une spécification</text:p>
      <text:p text:style-name="P2">3.1)Complétude hiérarchique</text:p>
      <text:p text:style-name="P2"/>
      <text:p text:style-name="P2">La spécification n'introduit pas d'éléments parasites(junk) les spécifications importées.</text:p>
      <text:p text:style-name="P2">Exemple : supposons que dans ENS0, nous ayons oubliée e5 card(ø)=0</text:p>
      <text:p text:style-name="P2">Nous aurions introduit un nouveau terme de sorte Nat noté card(ø) différent de tous les autres Nat. En réalité,ceci introduit une infinité d'entiers en trop succ(card(ø)) etc...</text:p>
      <text:p text:style-name="P2"/>
      <text:p text:style-name="P2">3.2)Consistance hiérarchique</text:p>
      <text:p text:style-name="P2">La spécification n'introduit pas de confusions dans les spécifications importés, ni d'identifications de valeurs.</text:p>
      <text:p text:style-name="P2">Ex : Nous avons écrit l'axiome (e10) x appartient à i(ø,0) = vrai</text:p>
      <text:p text:style-name="P2">Or cet axiome conduit au théorème faux=vrai, qui n'est pas un théorème des booléens.</text:p>
      <text:p text:style-name="P2"/>
      <text:p text:style-name="P2">3.3)Non-redondance ou indépendance</text:p>
      <text:p text:style-name="P2">Un axiome ne doit pas être prouvable à partir des autres axiomes</text:p>
      <text:p text:style-name="P2"/>
      <text:p text:style-name="P3">IV)Validité d'une implantation</text:p>
      <text:p text:style-name="P2">Pour montrer qu'une implantation valide la spécification, il faut prouver que chaque axiome est validé en tenant compte des préconditions. Alors l'implantation est un modèle de la spécification.</text:p>
      <text:p text:style-name="P2"/>
      <text:p text:style-name="P2">On peut automatiser ces preuves avec des prouveurs, lorsque l'implantation est fonctionnelle.</text:p>
      <text:p text:style-name="P2"/>
      <text:p text:style-name="P2">Dans la preuve, on s'intéresse à deux choses :</text:p>
      <text:p text:style-name="P2">-terminaison finie = la fonction termine. C'est à dire partiellement correcte. Totalement correcte ajoute en plus la condition qu'elle valide la spécification.</text:p>
      <text:p text:style-name="P2"/>
      <text:p text:style-name="P2">4.1)Terminaison</text:p>
      <text:p text:style-name="P2">Montrons la terminaison de quelques fonctions.</text:p>
      <text:p text:style-name="P2">Ensvide() :</text:p>
      <text:p text:style-name="P2">preuve : pas d’itération, pas de forme récursives.</text:p>
      <text:p text:style-name="P2"/>
      <text:p text:style-name="P2"><text:soft-page-break/>App(e,x) :</text:p>
      <text:p text:style-name="P2">Bool app(Ens e,Nat x)</text:p>
      <text:p text:style-name="P2">{</text:p>
      <text:p text:style-name="P2"><text:tab/>return app1(e,x,e.n) ;</text:p>
      <text:p text:style-name="P2">}</text:p>
      <text:p text:style-name="P2">Bool app1(Ens e,Nat x,Nat k)</text:p>
      <text:p text:style-name="P2">{</text:p>
      <text:p text:style-name="P2"><text:tab/>if(k==0) return false ;</text:p>
      <text:p text:style-name="P2"><text:tab/>else if(e.v[k-1] == <text:s/>x) return true ;</text:p>
      <text:p text:style-name="P2"><text:tab/>else return app1(e,x,k-1) ;</text:p>
      <text:p text:style-name="P2">}</text:p>
      <text:p text:style-name="P2">Pour montrer que app1(e,x,k) termine avec 0&lt;=k&lt;=e.n</text:p>
      <text:p text:style-name="P2">On raisonne par récurrence sur k.</text:p>
      <text:p text:style-name="P2">1)k==0 alors app1 termine en renvoyant faux</text:p>
      <text:p text:style-name="P2">2)k&gt;0, hypothèse de récurrence app1(e,x,k-1) termine, alors montrons que app1(e,x,k) termine</text:p>
      <text:p text:style-name="P2"><text:tab/>cas 1 : e.v[k-1]==x alors app1 termine en renvoyant vrai</text:p>
      <text:p text:style-name="P2"><text:tab/>cas 2 <text:s/>e.v[k-1]!= x alors l'exécution se poursuit avec app1(e,x,k-1) ce qui est l'hypothèse de <text:tab/>récurrence</text:p>
      <text:p text:style-name="P2"/>
      <text:p text:style-name="P2">-S(e,x) a faire (forme fonctionnel, avec for décrémentant k)</text:p>
      <text:p text:style-name="P2"/>
      <text:p text:style-name="P2">4.2)Correction :</text:p>
      <text:p text:style-name="P2">Examinons <text:s/>quelques axiomes que l'implantation doit valider.</text:p>
      <text:p text:style-name="P2">(e1) x appartient à ø = faux</text:p>
      <text:p text:style-name="P2">Il faut se reporter à l'implantation de ensvide et de app et montrer que x appartient à Nat et e=ensvide(), que app(e,x) renvoie faux.</text:p>
      <text:p text:style-name="P2"/>
      <text:p text:style-name="P2">(e2) x appartient à i(e,y) x==y ou x appartient à e.</text:p>
      <text:p text:style-name="P2">Il faut montrer que app(i(e,y),x) est égal à <text:s/>x==y ou app(e,x) en posant e1=i(e,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gonkill </meta:initial-creator>
    <meta:creation-date>2011-11-15T10:51:32</meta:creation-date>
    <dc:date>2011-11-15T12:29:59</dc:date>
    <dc:creator>Dragonkill </dc:creator>
    <meta:editing-duration>PT1H38M27S</meta:editing-duration>
    <meta:editing-cycles>38</meta:editing-cycles>
    <meta:generator>LibreOffice/3.4$Linux LibreOffice_project/340m1$Build-302</meta:generator>
    <meta:document-statistic meta:table-count="0" meta:image-count="0" meta:object-count="0" meta:page-count="3" meta:paragraph-count="96" meta:word-count="711" meta:character-count="4594" meta:non-whitespace-character-count="3962"/>
  </office:meta>
</office:document-meta>
</file>